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7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officeooo:paragraph-rsid="00205a41" style:font-size-asian="9pt" style:language-asian="zxx" style:country-asian="none" style:font-weight-asian="normal" style:font-name-complex="Arial1" style:font-size-complex="10.5pt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</style:style>
    <style:style style:name="P11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2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23de12" style:font-size-asian="12pt" style:font-weight-asian="normal" style:font-size-complex="12pt" style:font-weight-complex="normal"/>
    </style:style>
    <style:style style:name="P13" style:family="paragraph" style:parent-style-name="UrbanBody">
      <style:paragraph-properties fo:text-align="justify" style:justify-single-word="false"/>
      <style:text-properties officeooo:paragraph-rsid="0021e6bf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use-window-font-color="true" style:font-name="Calibri4" fo:letter-spacing="normal" fo:language="fr" fo:country="BE" fo:font-style="normal" style:text-underline-style="none" officeooo:rsid="00143524" style:font-style-asian="normal" style:font-name-complex="Calibri3" style:font-size-complex="9pt" style:font-style-complex="normal"/>
    </style:style>
    <style:style style:name="T7" style:family="text">
      <style:text-properties style:use-window-font-color="true" style:font-name="Times New Roman1" fo:font-size="11pt" fo:letter-spacing="normal" fo:language="fr" fo:country="BE" fo:font-style="normal" style:text-underline-style="none" officeooo:rsid="00143524" style:font-size-asian="11pt" style:font-style-asian="normal" style:font-name-complex="Calibri3" style:font-size-complex="11pt" style:font-style-complex="normal"/>
    </style:style>
    <style:style style:name="T8" style:family="text">
      <style:text-properties officeooo:rsid="001f115b" fo:background-color="#ffff00" loext:char-shading-value="0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font-name="Calibri" fo:font-size="11pt" fo:font-style="normal" style:text-underline-style="none" fo:font-weight="normal" style:font-size-asian="10.5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Calibri" fo:font-size="11pt" fo:font-style="normal" style:font-size-asian="10.5pt" style:font-style-asian="normal" style:font-size-complex="11pt" style:font-style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in" svg:y="0.1209in" svg:width="2.8063in" draw:z-index="0"><draw:text-box fo:min-height="2.0575in"><text:p text:style-name="P5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</draw:text-box></draw:frame><text:span text:style-name="Police_20_par_20_défaut"><text:span text:style-name="T6"><text:text-input text:description="">tool.getCityName()</text:text-input></text:span></text:span><text:span text:style-name="Police_20_par_20_défaut"><text:span text:style-name="T7"> </text:span></text:span>, le <text:s text:c="34"/></text:p>
      <text:p text:style-name="P6"/>
      <text:p text:style-name="P6"><text:s text:c="26"/></text:p>
      <text:p text:style-name="P2"/>
      <text:p text:style-name="P2"/>
      <text:p text:style-name="P2"><draw:frame draw:style-name="fr2" draw:name="Cadre1" text:anchor-type="paragraph" svg:x="3.6508in" svg:y="0.0508in" svg:width="3.0043in" svg:height="1.2571in" draw:z-index="1"><draw:text-box><text:p text:style-name="P12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"> 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"> 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</draw:text-box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1">INFORMATION RELATIVE A LA PROROGATION DE VOTRE DEMANDE DE PERMIS D'URBANISME</text:p>
      <text:p text:style-name="P10"/>
      <text:p text:style-name="P10"><text:span text:style-name="T4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0"><text:span text:style-name="T3">Objet :</text:span> <text:text-input text:description="Objet des travaux">licence_helper.licenceSubject</text:text-input></text:p>
      <text:p text:style-name="P10"><text:span text:style-name="T3">Situation :</text:span> <text:text-input text:description="Situation des travaux">self.getWorkLocationSignaletic()</text:text-input></text:p>
      <text:p text:style-name="P10"><text:span text:style-name="T3">Référence cadastrale :</text:span> <text:text-input text:description="Bien-Parcelles">licence_view.get_parcels()</text:text-input></text:p>
      <text:p text:style-name="P10"/>
      <text:p text:style-name="P10"/>
      <text:p text:style-name="P10"><office:annotation><dc:creator>Gauthier Bastien</dc:creator><dc:date>2011-02-21T09:23:46</dc:date><text:p text:style-name="P14"><text:span text:style-name="T14">do text if len(self.getApplicants()) == 1</text:span></text:p></office:annotation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4"><text:span text:style-name="T14">do text if len(self.getApplicants()) &gt; 1</text:span></text:p></office:annotation><text:span text:style-name="T11"><text:conditional-text text:condition="ooow:&quot;view.do_mailing()&quot;" text:string-value-if-true="&quot;mailed_data.getPersonTitleValue(short=False)&quot;" text:string-value-if-false="">mailed_data.getPersonTitleValue(short=False)</text:conditional-text></text:span>,</text:p>
      <text:p text:style-name="P10"/>
      <text:p text:style-name="P10">Par la présente, nous vous informons que notre Collège Communal du <text:span text:style-name="T8">XXX</text:span> a décidé de proroger de 30 jours le délai d'instruction de votre demande de permis et ce, conformément à l'article D.IV.46 du Code de Développement Territorial.</text:p>
      <text:p text:style-name="P10"/>
      <text:p text:style-name="P10"><office:annotation><dc:creator>Gauthier Bastien</dc:creator><dc:date>2011-02-21T09:23:46</dc:date><text:p text:style-name="P14"><text:span text:style-name="T14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3"><office:annotation><dc:creator>Gauthier Bastien</dc:creator><dc:date>2011-02-21T09:23:46</dc:date><text:p text:style-name="P14"><text:span text:style-name="T14">do text if len(self.getApplicants()) &gt; 1</text:span></text:p></office:annotation>Demeurant à votre disposition, nous vous prions d'agréer, <text:span text:style-name="T11"><text:conditional-text text:condition="ooow:&quot;view.do_mailing()&quot;" text:string-value-if-true="&quot;mailed_data.getPersonTitleValue(short=False)&quot;" text:string-value-if-false="">mailed_data.getPersonTitleValue(short=False)</text:conditional-text></text:span>, nos salutations distinguées.</text:p>
      <text:p text:style-name="P8"/>
      <text:p text:style-name="P8"/>
      <text:p text:style-name="P8"/>
      <text:p text:style-name="P9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3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in" fo:margin-bottom="0.0835in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3" style:font-family-asian="'Times New Roman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2165in" fo:margin-bottom="0.0783in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in" fo:margin-right="0in" fo:margin-top="0in" fo:margin-bottom="0.0783in" loext:contextual-spacing="false" fo:line-height="120%" fo:text-align="justify" style:justify-single-word="false" fo:orphans="0" fo:widows="0" fo:hyphenation-ladder-count="no-limit" fo:text-indent="0.1181in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25in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3" style:font-family-asian="'Times New Roman'" style:font-family-generic-asian="system" style:font-pitch-asian="variable" style:font-size-asian="15pt" style:language-asian="fr" style:country-asian="FR" style:font-name-complex="Times New Roman3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>
      <style:paragraph-properties fo:margin-left="0in" fo:margin-right="-0.0602in" fo:line-height="150%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3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5665in" fo:margin-bottom="0.4272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1.4661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5.1.6.2$Linux_X86_64 LibreOffice_project/10m0$Build-2</meta:generator>
    <dc:date>2019-10-07T10:00:17.124361085</dc:date>
    <meta:editing-duration>PT2H44M2S</meta:editing-duration>
    <meta:editing-cycles>70</meta:editing-cycles>
    <meta:document-statistic meta:table-count="0" meta:image-count="0" meta:object-count="0" meta:page-count="1" meta:paragraph-count="18" meta:word-count="131" meta:character-count="1214" meta:non-whitespace-character-count="1057"/>
  </office:meta>
</office:document-meta>
</file>